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2.3799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position="0% 100%" style:font-name="Arial" style:font-style-asian="normal" style:font-weight-complex="normal" style:font-weight-asian="normal" style:font-size-complex="10pt" style:font-size-asian="10pt" style:font-name-complex="Arial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" style:family="text">
      <style:text-properties style:text-position="0% 100%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Data Family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Linked Attributes</text:p>
          </table:table-cell>
          <table:table-cell office:value-type="string" calcext:value-type="string">
            <text:p>Aliase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1. Cases</text:p>
          </table:table-cell>
          <table:table-cell table:style-name="ce1" office:value-type="string" calcext:value-type="string">
            <text:p>N° of Cases</text:p>
          </table:table-cell>
          <table:table-cell table:style-name="ce1" office:value-type="string" calcext:value-type="string">
            <text:p>Number of confirmed cases for the respective pathogen and reporting period</text:p>
          </table:table-cell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se status, Variant, Age, Age group, Gender, Comorbidity, Location, Severity Level, Is Imported, pathogen, vaccination status, Period, Period Type, Reference population</text:p>
          </table:table-cell>
          <table:table-cell office:value-type="string" calcext:value-type="string">
            <text:p>[{"alias":"Confirmed cases", "variable":"N° of Cases", "modifiers":[{"variable":"Case Status", "value":"Confirmed"}]}, {"alias":"Cases at onset of symptomps date", "variable":"N° of Cases", "modifiers":[{"variable":"period type", "value":"Onset of symptomps date"}]}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1. Cases</text:p>
          </table:table-cell>
          <table:table-cell table:style-name="ce1" office:value-type="string" calcext:value-type="string">
            <text:p>Incidence rate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office:value-type="string" calcext:value-type="string">
            <text:p>people/people</text:p>
          </table:table-cell>
          <table:table-cell office:value-type="string" calcext:value-type="string">
            <text:p><text:span text:style-name="T1">Calculation period, </text:span><text:span text:style-name="T2">Variant, Age, Age group, Gender, Comorbidity, Location, Pathogen, Period, Period type</text:span></text:p>
          </table:table-cell>
          <table:table-cell office:value-type="string" calcext:value-type="string">
            <text:p>[{"15 days Incidence rate":{"Variable":"Incidence Rate", "Calculation Period":"15 days"}}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1. Cases</text:p>
          </table:table-cell>
          <table:table-cell table:style-name="ce1" office:value-type="string" calcext:value-type="string">
            <text:p>Rt number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office:value-type="string" calcext:value-type="string">
            <text:p>people/people</text:p>
          </table:table-cell>
          <table:table-cell office:value-type="string" calcext:value-type="string">
            <text:p>Calculation Period, Variant, Location, Pathogen, Period, Period type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1. Cases</text:p>
          </table:table-cell>
          <table:table-cell table:style-name="ce1" office:value-type="string" calcext:value-type="string">
            <text:p>N° of PPE Protective equipment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Units/time</text:p>
          </table:table-cell>
          <table:table-cell office:value-type="string" calcext:value-type="string">
            <text:p>Location, Resource type, Unit, Pathogen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1. Cases</text:p>
          </table:table-cell>
          <table:table-cell table:style-name="ce1" office:value-type="string" calcext:value-type="string">
            <text:p>Needs of PPE Protective equipment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Units/time</text:p>
          </table:table-cell>
          <table:table-cell office:value-type="string" calcext:value-type="string">
            <text:p>Location, Resource type, Unit, Pathogen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1. Cases</text:p>
          </table:table-cell>
          <table:table-cell table:style-name="ce1" office:value-type="string" calcext:value-type="string">
            <text:p>Outbreak Id (if associated to known outbreak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cation, Pathogen, Period, Period type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2. Deaths</text:p>
          </table:table-cell>
          <table:table-cell table:style-name="ce1" office:value-type="string" calcext:value-type="string">
            <text:p>N° of death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ead status, Variant, Age, Age group, Gender, Comorbidity, Location, Severity Level, Is Imported, Pathogen, Care facility, Eeference population, Period, Period type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2. Deaths</text:p>
          </table:table-cell>
          <table:table-cell table:style-name="ce1" office:value-type="string" calcext:value-type="string">
            <text:p>Mortality rat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office:value-type="string" calcext:value-type="string">
            <text:p>people/people</text:p>
          </table:table-cell>
          <table:table-cell office:value-type="string" calcext:value-type="string">
            <text:p>Calculation period, Variant, Age, Age group, Gender, Comorbidity, Location, Pathogen, Care facility, External id, Period, Period type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3. Patients</text:p>
          </table:table-cell>
          <table:table-cell table:style-name="ce1" office:value-type="string" calcext:value-type="string">
            <text:p>N° of infected patient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re facility, Care facility type, Bed type, Variant, Age, Age group, Gender, Comorbidity, Location, Severity Level, Patient Status, Treatment received, <text:s/>Vaccination status, External id, Pathogen, Period, Period type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3. Patient</text:p>
          </table:table-cell>
          <table:table-cell table:style-name="ce1" office:value-type="string" calcext:value-type="string">
            <text:p>N° of non-infected patients 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re facility, Bed type, Vaccination status, External id, Reporting period, Pathogen, Period, Period type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3. Patient</text:p>
          </table:table-cell>
          <table:table-cell table:style-name="ce1" office:value-type="string" calcext:value-type="string">
            <text:p>Length of stay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Care facility, External id, Pathogen, Period, Period type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3. Patient</text:p>
          </table:table-cell>
          <table:table-cell table:style-name="ce1" office:value-type="string" calcext:value-type="string">
            <text:p>N° of hospital staff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tafff type, Staff subtype, Care facility, Pathogen vaccination status, Pathogen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3. Patient</text:p>
          </table:table-cell>
          <table:table-cell table:style-name="ce1" office:value-type="string" calcext:value-type="string">
            <text:p>Qty of hospital resourc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source type, resource subtype, Depletion mode, Care facility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3. Patient</text:p>
          </table:table-cell>
          <table:table-cell table:style-name="ce1" office:value-type="string" calcext:value-type="string">
            <text:p>N° of hospital resources dependenci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Base resource, reference resource, Care facility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3. Patient</text:p>
          </table:table-cell>
          <table:table-cell table:style-name="ce1" office:value-type="string" calcext:value-type="string">
            <text:p>Beds occupancy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Resource type, resource subtype, <text:s/>Care facility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4.Tests</text:p>
          </table:table-cell>
          <table:table-cell table:style-name="ce1" office:value-type="string" calcext:value-type="string">
            <text:p>Number of tests performed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est Result, Type of Test, Location, Period, External Id, Test Brand, Test Model, Reference population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4.Tests</text:p>
          </table:table-cell>
          <table:table-cell table:style-name="ce1" office:value-type="string" calcext:value-type="string">
            <text:p>Epidemiological surveys Answer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Epidemiological survey question, External Id, Test Result, Type of Test, Location, Period, External Id, Test Brand, Test Model, Reference population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4.Tests</text:p>
          </table:table-cell>
          <table:table-cell table:style-name="ce1" office:value-type="string" calcext:value-type="string">
            <text:p>Positivity rate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office:value-type="string" calcext:value-type="string">
            <text:p>people/people</text:p>
          </table:table-cell>
          <table:table-cell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4.Tests</text:p>
          </table:table-cell>
          <table:table-cell table:style-name="ce1" office:value-type="string" calcext:value-type="string">
            <text:p>N° of test staff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tafff type, Staff subtype, Test facility, Pathogen, Vaccination status, Pathogen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4.Tests</text:p>
          </table:table-cell>
          <table:table-cell table:style-name="ce1" office:value-type="string" calcext:value-type="string">
            <text:p>Qty of test resourc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source type, resource subtype, Depletion mode, Test facility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4.Tests</text:p>
          </table:table-cell>
          <table:table-cell table:style-name="ce1" office:value-type="string" calcext:value-type="string">
            <text:p>N° of test resources dependenci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Base resource, reference resource, Test facility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Doses injected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people that has received at least one dose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People fully vaccinated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Doses scheduled and target population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Doses injected by age group, risk group, and brand/type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Doses by vendor, batch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Doses injected by occupation (HCW an other essential professionals...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5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Doses injected in high risk individuals - potential risk factors (immunosuppressed, comorbidities, pregnant women, elderly...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Vaccination Side effects AEFI observed and severity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Vaccination progress (proportion of vaccinated, overall, by age and risk group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Vaccination resources (Staff, centres, supplies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N° of index cases studied 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Nº of contacts, secondary and terciary cases per index case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N° of clusters found (and cluster type - definition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Confirmed cases that had travel during infectious period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Types of contact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5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Contact tracing details at individual level: travel, contacts, date of isolation, date of quarantine, transmission chains...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Cluster identification and characterisation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Notification delay (onset of symptoms - notification date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Contact tracers (staff working in contact tracing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7. Lab</text:p>
          </table:table-cell>
          <table:table-cell table:style-name="ce1" office:value-type="string" calcext:value-type="string">
            <text:p>Number of test performed (overall and by individual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7. Lab</text:p>
          </table:table-cell>
          <table:table-cell table:style-name="ce1" office:value-type="string" calcext:value-type="string">
            <text:p>Speed of spread of variants (proportion among overall cases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7. Lab</text:p>
          </table:table-cell>
          <table:table-cell table:style-name="ce1" office:value-type="string" calcext:value-type="string">
            <text:p>seroprevalence (and test type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7. Lab</text:p>
          </table:table-cell>
          <table:table-cell table:style-name="ce1" office:value-type="string" calcext:value-type="string">
            <text:p>Seaway water virus presence (and levels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7. Lab</text:p>
          </table:table-cell>
          <table:table-cell table:style-name="ce1" office:value-type="string" calcext:value-type="string">
            <text:p>Mutations/Sequences spread and distribution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7. Lab</text:p>
          </table:table-cell>
          <table:table-cell table:style-name="ce1" office:value-type="string" calcext:value-type="string">
            <text:p>Possibility to link lab data with cases/patient data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7. Lab</text:p>
          </table:table-cell>
          <table:table-cell table:style-name="ce1" office:value-type="string" calcext:value-type="string">
            <text:p>Possibility to associate lab data with aggregated epidemiological data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7. Lab</text:p>
          </table:table-cell>
          <table:table-cell table:style-name="ce1" office:value-type="string" calcext:value-type="string">
            <text:p>Sensibility &amp; specificity of test method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8. Emergency calls</text:p>
          </table:table-cell>
          <table:table-cell table:style-name="ce1" office:value-type="string" calcext:value-type="string">
            <text:p>Monitoring number of emergency calls (overall and by syndrome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08. Emergency calls</text:p>
          </table:table-cell>
          <table:table-cell table:style-name="ce1" office:value-type="string" calcext:value-type="string">
            <text:p>Comparison current situation with peacetime symptoms, notifications and diagnostic rat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8. Emergency calls</text:p>
          </table:table-cell>
          <table:table-cell table:style-name="ce1" office:value-type="string" calcext:value-type="string">
            <text:p>Severity of victims (at call and scene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8. Emergency calls</text:p>
          </table:table-cell>
          <table:table-cell table:style-name="ce1" office:value-type="string" calcext:value-type="string">
            <text:p>N° of calls from people declared as confirm case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8. Emergency calls</text:p>
          </table:table-cell>
          <table:table-cell table:style-name="ce1" office:value-type="string" calcext:value-type="string">
            <text:p>Monitoring of symptoms from emergency call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9. First response</text:p>
          </table:table-cell>
          <table:table-cell table:style-name="ce1" office:value-type="string" calcext:value-type="string">
            <text:p>Ongoing emergencies (types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9. First response</text:p>
          </table:table-cell>
          <table:table-cell table:style-name="ce1" office:value-type="string" calcext:value-type="string">
            <text:p>Visits to GP with compatible symptoms (disease X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9. First response</text:p>
          </table:table-cell>
          <table:table-cell table:style-name="ce1" office:value-type="string" calcext:value-type="string">
            <text:p>Details/type of protocol applied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9. First response</text:p>
          </table:table-cell>
          <table:table-cell table:style-name="ce1" office:value-type="string" calcext:value-type="string">
            <text:p>Public health Staff (surveillance, prevention and control activities..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9. First response</text:p>
          </table:table-cell>
          <table:table-cell table:style-name="ce1" office:value-type="string" calcext:value-type="string">
            <text:p>Emergency Staff 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0. Transport</text:p>
          </table:table-cell>
          <table:table-cell table:style-name="ce1" office:value-type="string" calcext:value-type="string">
            <text:p>Patient transportation type (for suspicious or confirmed cases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0. Transport</text:p>
          </table:table-cell>
          <table:table-cell table:style-name="ce1" office:value-type="string" calcext:value-type="string">
            <text:p>Current ambulance activity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0. Transport</text:p>
          </table:table-cell>
          <table:table-cell table:style-name="ce1" office:value-type="string" calcext:value-type="string">
            <text:p>Patient transfer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0. Transport</text:p>
          </table:table-cell>
          <table:table-cell table:style-name="ce1" office:value-type="string" calcext:value-type="string">
            <text:p>Transport statistics (duration, times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0. Transport</text:p>
          </table:table-cell>
          <table:table-cell table:style-name="ce1" office:value-type="string" calcext:value-type="string">
            <text:p>Transport resources (ambulances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0. Transport</text:p>
          </table:table-cell>
          <table:table-cell table:style-name="ce1" office:value-type="string" calcext:value-type="string">
            <text:p>Ambulances / type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0. Transport</text:p>
          </table:table-cell>
          <table:table-cell table:style-name="ce1" office:value-type="string" calcext:value-type="string">
            <text:p>Mass patient transport threshold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0. Transport</text:p>
          </table:table-cell>
          <table:table-cell table:style-name="ce1" office:value-type="string" calcext:value-type="string">
            <text:p>Mass patient transport protocol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1. Measures</text:p>
          </table:table-cell>
          <table:table-cell table:style-name="ce1" office:value-type="string" calcext:value-type="string">
            <text:p>N° of people entering to the country (by origin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1. Measures</text:p>
          </table:table-cell>
          <table:table-cell table:style-name="ce1" office:value-type="string" calcext:value-type="string">
            <text:p>Mitigation measures and polici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1. Measures</text:p>
          </table:table-cell>
          <table:table-cell table:style-name="ce1" office:value-type="string" calcext:value-type="string">
            <text:p>Measure details: type (e.g. lockdown), start - end, place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1. Measures</text:p>
          </table:table-cell>
          <table:table-cell table:style-name="ce1" office:value-type="string" calcext:value-type="string">
            <text:p>Border rules/law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Adherence to prevention and control measur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Is people understanding public health communication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Alerts &amp; Early warning signal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Social media custom analysi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Vaccination acceptance willingnes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level of trust in the Government and institution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Measure social impact (psychological, lifestyle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indirect impact on health (other notifiable disease, disruption of services, indirect deaths and morbidity...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People beliefs and opinions on pandemic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Most consulted public information sit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People information need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Denominators for potential risk factors or individuals at risk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pathogen specific referential epidemiological parameters</text:p>
            <text:p>(Host, vector, latency, contagiousness, Serial interval, Susceptibility...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Symptoms &amp; signs by pathogen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Care procedures (for new diseases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Variants (VOI, VOC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denominators and maps for different Geographic location (local to international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Population denominators (age, sex, country of birth ... 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Social determinants by area or case (country of birth, wealth, studies, occupation...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Care providers by area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User shared guidelin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Places of infection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supplies for potential or confirmed efective medication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4. Metadata</text:p>
          </table:table-cell>
          <table:table-cell table:style-name="ce1" office:value-type="string" calcext:value-type="string">
            <text:p>Variable definitions (calcuation method, description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4. Metadata</text:p>
          </table:table-cell>
          <table:table-cell table:style-name="ce1" office:value-type="string" calcext:value-type="string">
            <text:p>Source contact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4. Metadata</text:p>
          </table:table-cell>
          <table:table-cell table:style-name="ce1" office:value-type="string" calcext:value-type="string">
            <text:p>Data owner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4. Metadata</text:p>
          </table:table-cell>
          <table:table-cell table:style-name="ce1" office:value-type="string" calcext:value-type="string">
            <text:p>Data providers for dashboard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4. Metadata</text:p>
          </table:table-cell>
          <table:table-cell table:style-name="ce1" office:value-type="string" calcext:value-type="string">
            <text:p>Dashboard profile e.g. emergency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4. Metadata</text:p>
          </table:table-cell>
          <table:table-cell table:style-name="ce1" office:value-type="string" calcext:value-type="string">
            <text:p>GDPR compliances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 metadata </text:p>
          </table:table-cell>
          <table:table-cell office:value-type="string" calcext:value-type="string">
            <text:p>for test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4:34:51</meta:creation-date>
    <dc:language>en-US</dc:language>
    <dc:date>2021-10-22T16:54:24.004204052</dc:date>
    <meta:editing-cycles>18</meta:editing-cycles>
    <meta:editing-duration>PT1H17M38S</meta:editing-duration>
    <meta:generator>LibreOffice/6.4.7.2$Linux_X86_64 LibreOffice_project/40$Build-2</meta:generator>
    <meta:document-statistic meta:table-count="1" meta:cell-count="552" meta:object-count="0"/>
  </office:meta>
</office:document-meta>
</file>